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3.995cm" style:rel-column-width="15402*"/>
    </style:style>
    <style:style style:name="Tableau3.B" style:family="table-column">
      <style:table-column-properties style:column-width="6.562cm" style:rel-column-width="25297*"/>
    </style:style>
    <style:style style:name="Tableau3.C" style:family="table-column">
      <style:table-column-properties style:column-width="6.442cm" style:rel-column-width="24836*"/>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088cm" style:rel-column-width="8051*"/>
    </style:style>
    <style:style style:name="Tableau1.B" style:family="table-column">
      <style:table-column-properties style:column-width="7.86cm" style:rel-column-width="30302*"/>
    </style:style>
    <style:style style:name="Tableau1.C" style:family="table-column">
      <style:table-column-properties style:column-width="3.466cm" style:rel-column-width="13362*"/>
    </style:style>
    <style:style style:name="Tableau1.D" style:family="table-column">
      <style:table-column-properties style:column-width="3.584cm" style:rel-column-width="1382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background-color="#e6e6e6" fo:padding="0.097cm" fo:border-left="0.002cm solid #000000" fo:border-right="none" fo:border-top="none" fo:border-bottom="0.002cm solid #000000">
        <style:background-image/>
      </style:table-cell-properties>
    </style:style>
    <style:style style:name="Tableau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1.A4" style:family="table-cell">
      <style:table-cell-properties fo:padding="0.097cm" fo:border-left="0.002cm solid #000000" fo:border-right="none" fo:border-top="none" fo:border-bottom="0.002cm solid #000000"/>
    </style:style>
    <style:style style:name="Tableau1.D4" style:family="table-cell">
      <style:table-cell-properties fo:padding="0.097cm" fo:border-left="0.002cm solid #000000" fo:border-right="0.002cm solid #000000" fo:border-top="none" fo:border-bottom="0.002cm solid #000000"/>
    </style:style>
    <style:style style:name="Tableau1.A10"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2.088cm" style:rel-column-width="8051*"/>
    </style:style>
    <style:style style:name="Tableau2.B" style:family="table-column">
      <style:table-column-properties style:column-width="7.86cm" style:rel-column-width="30302*"/>
    </style:style>
    <style:style style:name="Tableau2.C" style:family="table-column">
      <style:table-column-properties style:column-width="7.05cm" style:rel-column-width="27182*"/>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ize="10pt" fo:language="en" fo:country="US" style:font-size-asian="10pt" style:language-asian="zxx" style:country-asian="none" style:font-size-complex="10pt" style:language-complex="zxx" style:country-complex="none"/>
    </style:style>
    <style:style style:name="P6" style:family="paragraph" style:parent-style-name="Standard">
      <style:text-properties style:font-name="Courier New" fo:language="en" fo:country="US" style:language-asian="zxx" style:country-asian="none" style:language-complex="zxx" style:country-complex="none"/>
    </style:style>
    <style:style style:name="P7"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8" style:family="paragraph" style:parent-style-name="Table_20_Contents">
      <style:text-properties fo:font-size="10pt" fo:language="en" fo:country="US" style:font-size-asian="10pt" style:language-asian="zxx" style:country-asian="none" style:font-size-complex="10pt" style:language-complex="zxx" style:country-complex="none"/>
    </style:style>
    <style:style style:name="P9" style:family="paragraph" style:parent-style-name="Standard" style:list-style-name="L1">
      <style:text-properties fo:language="en" fo:country="US" style:language-asian="zxx" style:country-asian="none" style:language-complex="zxx" style:country-complex="none"/>
    </style:style>
    <style:style style:name="P10" style:family="paragraph" style:parent-style-name="Standard">
      <style:text-properties style:font-name="Courier New" fo:language="en" fo:country="US" style:language-asian="zxx" style:country-asian="none" style:language-complex="zxx" style:country-complex="none"/>
    </style:style>
    <style:style style:name="P11" style:family="paragraph" style:parent-style-name="Heading_20_2">
      <style:text-properties fo:language="en" fo:country="US" style:language-asian="zxx" style:country-asian="none" style:language-complex="zxx" style:country-complex="none"/>
    </style:style>
    <style:style style:name="P12" style:family="paragraph" style:parent-style-name="Heading_20_1">
      <style:text-properties fo:language="en" fo:country="US" style:language-asian="zxx" style:country-asian="none" style:language-complex="zxx" style:country-complex="none"/>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CMT II protocol</text:p>
      <text:p text:style-name="P2">Alain Klotz 2012 August 4th</text:p>
      <text:p text:style-name="P2"/>
      <text:p text:style-name="P1">This document has been written following a reverse engineering procedure using a serial port sniffer and using the public file source_c_MCMTII_v271.C written by Patrick Dufour. There is no warranty about the security of the hardware. Be careful.</text:p>
      <text:h text:style-name="P12" text:outline-level="1">1. Open and configure communication port</text:h>
      <text:p text:style-name="P1">Open the serial port and configure it with 19200 bauds, no parity, 8 data bits, 1 stop bit.</text:p>
      <text:h text:style-name="P12" text:outline-level="1">2. Sending message syntax </text:h>
      <text:p text:style-name="P1">General syntax is ASCII characters with no special termination character. The ASCII sentence is described character by character. In this document, each character is defined by its hexadecimal code. For example the character A has the hexadecimal 41 (65 decimal).</text:p>
      <text:p text:style-name="P1"/>
      <text:p text:style-name="P1">The grammar follows the rules:</text:p>
      <text:list xml:id="list33716002" text:style-name="L1">
        <text:list-item>
          <text:p text:style-name="P9">The first character is E0 ou E1 to indicate the hour angle motor and the declination motor respectively.</text:p>
        </text:list-item>
        <text:list-item>
          <text:p text:style-name="P9">The second character indicates the command number.</text:p>
        </text:list-item>
        <text:list-item>
          <text:p text:style-name="P9">3<text:span text:style-name="T1">rd</text:span> to 7<text:span text:style-name="T1">th</text:span> characters defines the parameters of the command. Only the command FF does not need these parameters. Else the six parameters are mandatory. Some commands does not need all the six parameters. In this case, set 00 to the unemployed parameters.</text:p>
        </text:list-item>
        <text:list-item>
          <text:p text:style-name="P9">The 8<text:span text:style-name="T1">th</text:span> character is the checksum (excepted for the command FF). It is the sum of the 7 firsts characters modulo 128 (decimal).</text:p>
          <text:p text:style-name="P9"/>
        </text:list-item>
        <text:list-item>
          <text:p text:style-name="P9">Example 1: <text:span text:style-name="T2">E0FF </text:span>stands for command <text:span text:style-name="T2">FF</text:span> for the hour angle motor.</text:p>
        </text:list-item>
        <text:list-item>
          <text:p text:style-name="P9">Example 2: <text:span text:style-name="T2">E0FF </text:span>stands for command <text:span text:style-name="T2">FF</text:span> for the hour angle motor.</text:p>
        </text:list-item>
      </text:list>
      <text:h text:style-name="P12" text:outline-level="1">3. Receiving message syntax</text:h>
      <text:p text:style-name="P1">The waiting time before reading the answer of a command is typically about 50 ms.</text:p>
      <text:p text:style-name="P1"/>
      <text:p text:style-name="P1">General syntax is ASCII characters with no special termination character. The length of the message depends only to the command number input.</text:p>
      <text:p text:style-name="P1"/>
      <text:p text:style-name="P1">The commands FF, F1, F2, F3, F4 answer only one character. All the other functions return more than one character and the first one must be 06 (hexadecimal) that means acknowledgment (ACK).</text:p>
      <text:h text:style-name="P12" text:outline-level="1">4. Description of the motors and coding</text:h>
      <text:h text:style-name="P11" text:outline-level="2">4.1. Motor and encoders</text:h>
      <text:p text:style-name="P1">The motors are of step by step type. For each axis, there is a worm that is linked to a teeth wheel. The coding is done by the microstep counter. Each turn of the worm is realized by 25600 microsteps. It is a mutiturn relative encoder. When someone switch on the power of the mount, the encoder position is equal to decimal=0 microsteps. It is possible to have negative microsteps. See section 6.1 for the initialization.</text:p>
      <text:p text:style-name="P1"/>
      <text:p text:style-name="P1"><text:soft-page-break/>The axis coding is of type apparent "hour angle" or "declination". The conversion from right ascension to hour angle must be done by the computer. However, if the diurnal drift was switched on before a GOTO, the GOTO command will place the hour angle at a place that takes acount for the slewing time.</text:p>
      <text:p text:style-name="P1"/>
      <text:p text:style-name="P1">There are three speeds of corrections: slow (=guiding), medium, fast. Speed parameters and the diurnal drift are stored in the part of the 48 bytes of the EEPROM.</text:p>
      <text:h text:style-name="P11" text:outline-level="2">4.2. EEPROM byte description</text:h>
      <text:p text:style-name="P1">General parameters are stored in a series of 48 bytes flashed in an EEPROM for each motor. It is important to read the parameters just after the connection. There is the possibility to change the EEPROM values of the 48 bytes.</text:p>
      <text:p text:style-name="P1"/>
      <table:table table:name="Tableau3" table:style-name="Tableau3">
        <table:table-column table:style-name="Tableau3.A"/>
        <table:table-column table:style-name="Tableau3.B"/>
        <table:table-column table:style-name="Tableau3.C"/>
        <table:table-row>
          <table:table-cell table:style-name="Tableau3.A1" office:value-type="string">
            <text:p text:style-name="P7">Symbol</text:p>
          </table:table-cell>
          <table:table-cell table:style-name="Tableau3.A1" office:value-type="string">
            <text:p text:style-name="P7">Byte formula</text:p>
          </table:table-cell>
          <table:table-cell table:style-name="Tableau3.C1" office:value-type="string">
            <text:p text:style-name="P7">Comments</text:p>
          </table:table-cell>
        </table:table-row>
        <table:table-row>
          <table:table-cell table:style-name="Tableau3.A2" office:value-type="string">
            <text:p text:style-name="P5">VM_Guidage</text:p>
          </table:table-cell>
          <table:table-cell table:style-name="Tableau3.A2" office:value-type="string">
            <text:p text:style-name="P5">625000. / ((byte3/10) + byte2*256. + byte1)</text:p>
          </table:table-cell>
          <table:table-cell table:style-name="Tableau3.C2" office:value-type="string">
            <text:p text:style-name="P5">diurnal drift (microstep/sec)</text:p>
          </table:table-cell>
        </table:table-row>
        <table:table-row>
          <table:table-cell table:style-name="Tableau3.A2" office:value-type="string">
            <text:p text:style-name="P5">VM_Corec_Plus </text:p>
          </table:table-cell>
          <table:table-cell table:style-name="Tableau3.A2" office:value-type="string">
            <text:p text:style-name="P5">625000. / (byte5*256. + byte4)</text:p>
          </table:table-cell>
          <table:table-cell table:style-name="Tableau3.C2" office:value-type="string">
            <text:p text:style-name="P5">guiding correction + (microstep/sec)</text:p>
          </table:table-cell>
        </table:table-row>
        <table:table-row>
          <table:table-cell table:style-name="Tableau3.A2" office:value-type="string">
            <text:p text:style-name="P5">VM_Corec_Moins </text:p>
          </table:table-cell>
          <table:table-cell table:style-name="Tableau3.A2" office:value-type="string">
            <text:p text:style-name="P5">625000. / (byte7*256. + byte6)</text:p>
          </table:table-cell>
          <table:table-cell table:style-name="Tableau3.C2" office:value-type="string">
            <text:p text:style-name="P5">guiding correction - (microstep/sec)</text:p>
          </table:table-cell>
        </table:table-row>
        <table:table-row>
          <table:table-cell table:style-name="Tableau3.A2" office:value-type="string">
            <text:p text:style-name="P5">VM_Lent </text:p>
          </table:table-cell>
          <table:table-cell table:style-name="Tableau3.A2" office:value-type="string">
            <text:p text:style-name="P5">8.*625000. / (byte9*256. + byte8)</text:p>
          </table:table-cell>
          <table:table-cell table:style-name="Tableau3.C2" office:value-type="string">
            <text:p text:style-name="P5">centering correction (microstep/sec)</text:p>
          </table:table-cell>
        </table:table-row>
        <table:table-row>
          <table:table-cell table:style-name="Tableau3.A2" office:value-type="string">
            <text:p text:style-name="P5">VM_Rapide </text:p>
          </table:table-cell>
          <table:table-cell table:style-name="Tableau3.A2" office:value-type="string">
            <text:p text:style-name="P5">32.*625000. / (byte11*256. + byte10)</text:p>
          </table:table-cell>
          <table:table-cell table:style-name="Tableau3.C2" office:value-type="string">
            <text:p text:style-name="P5">slewing speed (microstep/sec)</text:p>
          </table:table-cell>
        </table:table-row>
        <table:table-row>
          <table:table-cell table:style-name="Tableau3.A2" office:value-type="string">
            <text:p text:style-name="P5">VM_Acce</text:p>
          </table:table-cell>
          <table:table-cell table:style-name="Tableau3.A2" office:value-type="string">
            <text:p text:style-name="P8">byte12</text:p>
          </table:table-cell>
          <table:table-cell table:style-name="Tableau3.C2" office:value-type="string">
            <text:p text:style-name="P5">0=smooth 1=moderate 2=strong 3=brusque</text:p>
          </table:table-cell>
        </table:table-row>
        <table:table-row>
          <table:table-cell table:style-name="Tableau3.A2" office:value-type="string">
            <text:p text:style-name="P5">Dir_Guidage </text:p>
          </table:table-cell>
          <table:table-cell table:style-name="Tableau3.A2" office:value-type="string">
            <text:p text:style-name="P8">byte13</text:p>
          </table:table-cell>
          <table:table-cell table:style-name="Tableau3.C2" office:value-type="string">
            <text:p text:style-name="P5">255=clocking 1=anticlocking</text:p>
          </table:table-cell>
        </table:table-row>
        <table:table-row>
          <table:table-cell table:style-name="Tableau3.A2" office:value-type="string">
            <text:p text:style-name="P5">Dir_Corec_Plus </text:p>
          </table:table-cell>
          <table:table-cell table:style-name="Tableau3.A2" office:value-type="string">
            <text:p text:style-name="P8">byte14</text:p>
          </table:table-cell>
          <table:table-cell table:style-name="Tableau3.C2" office:value-type="string">
            <text:p text:style-name="P5">255=True 1=False</text:p>
          </table:table-cell>
        </table:table-row>
        <table:table-row>
          <table:table-cell table:style-name="Tableau3.A2" office:value-type="string">
            <text:p text:style-name="P5">Dir_Corec_Moins </text:p>
          </table:table-cell>
          <table:table-cell table:style-name="Tableau3.A2" office:value-type="string">
            <text:p text:style-name="P8">byte15</text:p>
          </table:table-cell>
          <table:table-cell table:style-name="Tableau3.C2" office:value-type="string">
            <text:p text:style-name="P5">255=True 1=False</text:p>
          </table:table-cell>
        </table:table-row>
        <table:table-row>
          <table:table-cell table:style-name="Tableau3.A2" office:value-type="string">
            <text:p text:style-name="P5">Dir_Lent_Plus </text:p>
          </table:table-cell>
          <table:table-cell table:style-name="Tableau3.A2" office:value-type="string">
            <text:p text:style-name="P8">byte16</text:p>
          </table:table-cell>
          <table:table-cell table:style-name="Tableau3.C2" office:value-type="string">
            <text:p text:style-name="P5">255=True 1=False</text:p>
          </table:table-cell>
        </table:table-row>
        <table:table-row>
          <table:table-cell table:style-name="Tableau3.A2" office:value-type="string">
            <text:p text:style-name="P5">Dir_Lent_Moins </text:p>
          </table:table-cell>
          <table:table-cell table:style-name="Tableau3.A2" office:value-type="string">
            <text:p text:style-name="P8">byte17</text:p>
          </table:table-cell>
          <table:table-cell table:style-name="Tableau3.C2" office:value-type="string">
            <text:p text:style-name="P5">255=True 1=False</text:p>
          </table:table-cell>
        </table:table-row>
        <table:table-row>
          <table:table-cell table:style-name="Tableau3.A2" office:value-type="string">
            <text:p text:style-name="P5">Dir_Rapide_Plus </text:p>
          </table:table-cell>
          <table:table-cell table:style-name="Tableau3.A2" office:value-type="string">
            <text:p text:style-name="P8">byte18</text:p>
          </table:table-cell>
          <table:table-cell table:style-name="Tableau3.C2" office:value-type="string">
            <text:p text:style-name="P5">255=True 1=False</text:p>
          </table:table-cell>
        </table:table-row>
        <table:table-row>
          <table:table-cell table:style-name="Tableau3.A2" office:value-type="string">
            <text:p text:style-name="P5">Dir_Rapide_Moins</text:p>
          </table:table-cell>
          <table:table-cell table:style-name="Tableau3.A2" office:value-type="string">
            <text:p text:style-name="P8">byte19</text:p>
          </table:table-cell>
          <table:table-cell table:style-name="Tableau3.C2" office:value-type="string">
            <text:p text:style-name="P5">255=True 1=False</text:p>
          </table:table-cell>
        </table:table-row>
        <table:table-row>
          <table:table-cell table:style-name="Tableau3.A2" office:value-type="string">
            <text:p text:style-name="P5">Resol_Guidage </text:p>
          </table:table-cell>
          <table:table-cell table:style-name="Tableau3.A2" office:value-type="string">
            <text:p text:style-name="P8">byte20</text:p>
          </table:table-cell>
          <table:table-cell table:style-name="Tableau3.C2" office:value-type="string">
            <text:p text:style-name="P5">255=True 1=False</text:p>
          </table:table-cell>
        </table:table-row>
        <table:table-row>
          <table:table-cell table:style-name="Tableau3.A2" office:value-type="string">
            <text:p text:style-name="P5">Resol_Corec_Plus</text:p>
          </table:table-cell>
          <table:table-cell table:style-name="Tableau3.A2" office:value-type="string">
            <text:p text:style-name="P8">byte21</text:p>
          </table:table-cell>
          <table:table-cell table:style-name="Tableau3.C2" office:value-type="string">
            <text:p text:style-name="P5">255=True 1=False</text:p>
          </table:table-cell>
        </table:table-row>
        <table:table-row>
          <table:table-cell table:style-name="Tableau3.A2" office:value-type="string">
            <text:p text:style-name="P5">Resol_Corec_Moins</text:p>
          </table:table-cell>
          <table:table-cell table:style-name="Tableau3.A2" office:value-type="string">
            <text:p text:style-name="P8">byte22</text:p>
          </table:table-cell>
          <table:table-cell table:style-name="Tableau3.C2" office:value-type="string">
            <text:p text:style-name="P5">255=True 1=False</text:p>
          </table:table-cell>
        </table:table-row>
        <table:table-row>
          <table:table-cell table:style-name="Tableau3.A2" office:value-type="string">
            <text:p text:style-name="P5">Resol_Lent</text:p>
          </table:table-cell>
          <table:table-cell table:style-name="Tableau3.A2" office:value-type="string">
            <text:p text:style-name="P8">byte23</text:p>
          </table:table-cell>
          <table:table-cell table:style-name="Tableau3.C2" office:value-type="string">
            <text:p text:style-name="P5">255=True 1=False</text:p>
          </table:table-cell>
        </table:table-row>
        <table:table-row>
          <table:table-cell table:style-name="Tableau3.A2" office:value-type="string">
            <text:p text:style-name="P5">Resol_Rapide</text:p>
          </table:table-cell>
          <table:table-cell table:style-name="Tableau3.A2" office:value-type="string">
            <text:p text:style-name="P8">byte24</text:p>
          </table:table-cell>
          <table:table-cell table:style-name="Tableau3.C2" office:value-type="string">
            <text:p text:style-name="P5">255=True 1=False</text:p>
          </table:table-cell>
        </table:table-row>
        <table:table-row>
          <table:table-cell table:style-name="Tableau3.A2" office:value-type="string">
            <text:p text:style-name="P5">Courant_Guidage </text:p>
          </table:table-cell>
          <table:table-cell table:style-name="Tableau3.A2" office:value-type="string">
            <text:p text:style-name="P8">byte25</text:p>
          </table:table-cell>
          <table:table-cell table:style-name="Tableau3.C2" office:value-type="string">
            <text:p text:style-name="P5">0=25% 1=50% 2=75% 3=100%</text:p>
          </table:table-cell>
        </table:table-row>
        <table:table-row>
          <table:table-cell table:style-name="Tableau3.A2" office:value-type="string">
            <text:p text:style-name="P5">Courant_Lent </text:p>
          </table:table-cell>
          <table:table-cell table:style-name="Tableau3.A2" office:value-type="string">
            <text:p text:style-name="P8">byte26</text:p>
          </table:table-cell>
          <table:table-cell table:style-name="Tableau3.C2" office:value-type="string">
            <text:p text:style-name="P5">0=25% 1=50% 2=75% 3=100%</text:p>
          </table:table-cell>
        </table:table-row>
        <table:table-row>
          <table:table-cell table:style-name="Tableau3.A2" office:value-type="string">
            <text:p text:style-name="P5">Courant_Rapide </text:p>
          </table:table-cell>
          <table:table-cell table:style-name="Tableau3.A2" office:value-type="string">
            <text:p text:style-name="P8">byte27</text:p>
          </table:table-cell>
          <table:table-cell table:style-name="Tableau3.C2" office:value-type="string">
            <text:p text:style-name="P5">0=25% 1=50% 2=75% 3=100%</text:p>
          </table:table-cell>
        </table:table-row>
        <table:table-row>
          <table:table-cell table:style-name="Tableau3.A2" office:value-type="string">
            <text:p text:style-name="P5">Sens_Raq_Led</text:p>
          </table:table-cell>
          <table:table-cell table:style-name="Tableau3.A2" office:value-type="string">
            <text:p text:style-name="P8">byte28</text:p>
          </table:table-cell>
          <table:table-cell table:style-name="Tableau3.C2" office:value-type="string">
            <text:p text:style-name="P5">255=True 1=False</text:p>
          </table:table-cell>
        </table:table-row>
        <table:table-row>
          <table:table-cell table:style-name="Tableau3.A2" office:value-type="string">
            <text:p text:style-name="P5">NbTeeth </text:p>
          </table:table-cell>
          <table:table-cell table:style-name="Tableau3.A2" office:value-type="string">
            <text:p text:style-name="P5">byte29*256. + byte30)</text:p>
          </table:table-cell>
          <table:table-cell table:style-name="Tableau3.C2" office:value-type="string">
            <text:p text:style-name="P5">Number of teeth of the worm wheel</text:p>
          </table:table-cell>
        </table:table-row>
        <table:table-row>
          <table:table-cell table:style-name="Tableau3.A2" office:value-type="string">
            <text:p text:style-name="P5">ParkMode </text:p>
          </table:table-cell>
          <table:table-cell table:style-name="Tableau3.A2" office:value-type="string">
            <text:p text:style-name="P8">byte31</text:p>
          </table:table-cell>
          <table:table-cell table:style-name="Tableau3.C2" office:value-type="string">
            <text:p text:style-name="P5">0=No 1=Yes</text:p>
          </table:table-cell>
        </table:table-row>
        <table:table-row>
          <table:table-cell table:style-name="Tableau3.A2" office:value-type="string">
            <text:p text:style-name="P5">Raq_type_can_address </text:p>
          </table:table-cell>
          <table:table-cell table:style-name="Tableau3.A2" office:value-type="string">
            <text:p text:style-name="P8">byte32</text:p>
          </table:table-cell>
          <table:table-cell table:style-name="Tableau3.C2" office:value-type="string">
            <text:p text:style-name="P5">0=Valmeca 1=Canadian</text:p>
          </table:table-cell>
        </table:table-row>
        <table:table-row>
          <table:table-cell table:style-name="Tableau3.A2" office:value-type="string">
            <text:p text:style-name="P5">?</text:p>
          </table:table-cell>
          <table:table-cell table:style-name="Tableau3.A2" office:value-type="string">
            <text:p text:style-name="P8">byte33 to byte39</text:p>
          </table:table-cell>
          <table:table-cell table:style-name="Tableau3.C2" office:value-type="string">
            <text:p text:style-name="P5">?</text:p>
          </table:table-cell>
        </table:table-row>
        <table:table-row>
          <table:table-cell table:style-name="Tableau3.A2" office:value-type="string">
            <text:p text:style-name="P5">MCMT_PEC_ENABLED </text:p>
          </table:table-cell>
          <table:table-cell table:style-name="Tableau3.A2" office:value-type="string">
            <text:p text:style-name="P8">byte40</text:p>
          </table:table-cell>
          <table:table-cell table:style-name="Tableau3.C2" office:value-type="string">
            <text:p text:style-name="P5">0=No 1=Yes</text:p>
          </table:table-cell>
        </table:table-row>
        <table:table-row>
          <table:table-cell table:style-name="Tableau3.A2" office:value-type="string">
            <text:p text:style-name="P5">?</text:p>
          </table:table-cell>
          <table:table-cell table:style-name="Tableau3.A2" office:value-type="string">
            <text:p text:style-name="P8">byte41 to byte48</text:p>
          </table:table-cell>
          <table:table-cell table:style-name="Tableau3.C2" office:value-type="string">
            <text:p text:style-name="P5">?</text:p>
          </table:table-cell>
        </table:table-row>
      </table:table>
      <text:p text:style-name="P1"/>
      <text:h text:style-name="P12" text:outline-level="1"><text:soft-page-break/>5. List of commands</text:h>
      <text:h text:style-name="P11" text:outline-level="2">5.1. Summary of the commands</text:h>
      <text:p text:style-name="P1">The following table gives the identified commands:</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Command</text:p>
          </table:table-cell>
          <table:table-cell table:style-name="Tableau1.A1" office:value-type="string">
            <text:p text:style-name="P7">Comment about the returned values</text:p>
          </table:table-cell>
          <table:table-cell table:style-name="Tableau1.A1" office:value-type="string">
            <text:p text:style-name="P7">Input parameters</text:p>
          </table:table-cell>
          <table:table-cell table:style-name="Tableau1.D1" office:value-type="string">
            <text:p text:style-name="P7">Output</text:p>
          </table:table-cell>
        </table:table-row>
        <table:table-row>
          <table:table-cell table:style-name="Tableau1.A2" office:value-type="float" office:value="56">
            <text:p text:style-name="P7">56</text:p>
          </table:table-cell>
          <table:table-cell table:style-name="Tableau1.B2" office:value-type="string">
            <text:p text:style-name="P7">Return firmware version written in ASCII</text:p>
          </table:table-cell>
          <table:table-cell table:style-name="Tableau1.B2" office:value-type="string">
            <text:p text:style-name="P7">00 00 00 00 00</text:p>
          </table:table-cell>
          <table:table-cell table:style-name="Tableau1.D2" office:value-type="string">
            <text:p text:style-name="P7">ACK+ASCII string</text:p>
          </table:table-cell>
        </table:table-row>
        <table:table-row>
          <table:table-cell table:style-name="Tableau1.B2" office:value-type="string">
            <text:p text:style-name="P7">4D</text:p>
          </table:table-cell>
          <table:table-cell table:style-name="Tableau1.B2" office:value-type="string">
            <text:p text:style-name="P2">Update the Firmware</text:p>
          </table:table-cell>
          <table:table-cell table:style-name="Tableau1.B2" office:value-type="string">
            <text:p text:style-name="P7">?</text:p>
          </table:table-cell>
          <table:table-cell table:style-name="Tableau1.D2" office:value-type="string">
            <text:p text:style-name="P2">?</text:p>
          </table:table-cell>
        </table:table-row>
        <table:table-row>
          <table:table-cell table:style-name="Tableau1.A4" office:value-type="string">
            <text:p text:style-name="P7">4A</text:p>
          </table:table-cell>
          <table:table-cell table:style-name="Tableau1.A4" office:value-type="string">
            <text:p text:style-name="P2">Read one EEPROM byte</text:p>
          </table:table-cell>
          <table:table-cell table:style-name="Tableau1.A4" office:value-type="string">
            <text:p text:style-name="P7">?</text:p>
          </table:table-cell>
          <table:table-cell table:style-name="Tableau1.D4" office:value-type="string">
            <text:p text:style-name="P2">?</text:p>
          </table:table-cell>
        </table:table-row>
        <table:table-row>
          <table:table-cell table:style-name="Tableau1.A4" office:value-type="string">
            <text:p text:style-name="P7">4B</text:p>
          </table:table-cell>
          <table:table-cell table:style-name="Tableau1.A4" office:value-type="string">
            <text:p text:style-name="P2">Return the 48 EEPROM parameters</text:p>
          </table:table-cell>
          <table:table-cell table:style-name="Tableau1.A4" office:value-type="string">
            <text:p text:style-name="P7">00 00 00 00 00</text:p>
          </table:table-cell>
          <table:table-cell table:style-name="Tableau1.D4" office:value-type="string">
            <text:p text:style-name="P2">ACK+&lt;48 bytes&gt;</text:p>
          </table:table-cell>
        </table:table-row>
        <table:table-row>
          <table:table-cell table:style-name="Tableau1.A4" office:value-type="string">
            <text:p text:style-name="P7">4C</text:p>
          </table:table-cell>
          <table:table-cell table:style-name="Tableau1.A4" office:value-type="string">
            <text:p text:style-name="P2">Write EEPROM</text:p>
          </table:table-cell>
          <table:table-cell table:style-name="Tableau1.A4" office:value-type="string">
            <text:p text:style-name="P7">?</text:p>
          </table:table-cell>
          <table:table-cell table:style-name="Tableau1.D4" office:value-type="string">
            <text:p text:style-name="P2">?</text:p>
          </table:table-cell>
        </table:table-row>
        <table:table-row>
          <table:table-cell table:style-name="Tableau1.A2" office:value-type="float" office:value="50">
            <text:p text:style-name="P7">50</text:p>
          </table:table-cell>
          <table:table-cell table:style-name="Tableau1.B2" office:value-type="string">
            <text:p text:style-name="P2">Park mode (stop the motor)</text:p>
          </table:table-cell>
          <table:table-cell table:style-name="Tableau1.B2" office:value-type="string">
            <text:p text:style-name="P7">00 00 00 00 00</text:p>
          </table:table-cell>
          <table:table-cell table:style-name="Tableau1.D2" office:value-type="string">
            <text:p text:style-name="P2">ACK</text:p>
          </table:table-cell>
        </table:table-row>
        <table:table-row>
          <table:table-cell table:style-name="Tableau1.A2" office:value-type="float" office:value="52">
            <text:p text:style-name="P7">52</text:p>
          </table:table-cell>
          <table:table-cell table:style-name="Tableau1.B2" office:value-type="string">
            <text:p text:style-name="P2">Stop the motor ?</text:p>
          </table:table-cell>
          <table:table-cell table:style-name="Tableau1.B2" office:value-type="string">
            <text:p text:style-name="P7">00 00 00 00 00</text:p>
          </table:table-cell>
          <table:table-cell table:style-name="Tableau1.D2" office:value-type="string">
            <text:p text:style-name="P2">ACK</text:p>
          </table:table-cell>
        </table:table-row>
        <table:table-row>
          <table:table-cell table:style-name="Tableau1.A4" office:value-type="string">
            <text:p text:style-name="P7">4E</text:p>
          </table:table-cell>
          <table:table-cell table:style-name="Tableau1.A4" office:value-type="string">
            <text:p text:style-name="P2">No park mode (start the motor)</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53">
            <text:p text:style-name="P7">53</text:p>
          </table:table-cell>
          <table:table-cell table:style-name="Tableau1.A4" office:value-type="string">
            <text:p text:style-name="P7">Set the drift speed (e.g. sideral)</text:p>
          </table:table-cell>
          <table:table-cell table:style-name="Tableau1.A4" office:value-type="string">
            <text:p text:style-name="P7">00 00 00 00 00</text:p>
          </table:table-cell>
          <table:table-cell table:style-name="Tableau1.D4" office:value-type="string">
            <text:p text:style-name="P7">ACK</text:p>
          </table:table-cell>
        </table:table-row>
        <table:table-row>
          <table:table-cell table:style-name="Tableau1.B2" office:value-type="string">
            <text:p text:style-name="P7">FF</text:p>
          </table:table-cell>
          <table:table-cell table:style-name="Tableau1.B2" office:value-type="string">
            <text:p text:style-name="P7">Motor state</text:p>
          </table:table-cell>
          <table:table-cell table:style-name="Tableau1.B2" office:value-type="string">
            <text:p text:style-name="P7">none</text:p>
          </table:table-cell>
          <table:table-cell table:style-name="Tableau1.D2" office:value-type="string">
            <text:p text:style-name="P7">00=slewing</text:p>
            <text:p text:style-name="P7">01 = no slewing</text:p>
          </table:table-cell>
        </table:table-row>
        <table:table-row>
          <table:table-cell table:style-name="Tableau1.B2" office:value-type="string">
            <text:p text:style-name="P7">F1</text:p>
          </table:table-cell>
          <table:table-cell table:style-name="Tableau1.B2" office:value-type="string">
            <text:p text:style-name="P2">Read one byte of the microstep position</text:p>
          </table:table-cell>
          <table:table-cell table:style-name="Tableau1.B2" office:value-type="string">
            <text:p text:style-name="P7">none</text:p>
          </table:table-cell>
          <table:table-cell table:style-name="Tableau1.D2" office:value-type="string">
            <text:p text:style-name="P2">&lt;byteF1&gt;</text:p>
          </table:table-cell>
        </table:table-row>
        <table:table-row>
          <table:table-cell table:style-name="Tableau1.B2" office:value-type="string">
            <text:p text:style-name="P7">F2</text:p>
          </table:table-cell>
          <table:table-cell table:style-name="Tableau1.B2" office:value-type="string">
            <text:p text:style-name="P2">Read one byte of the microstep position</text:p>
          </table:table-cell>
          <table:table-cell table:style-name="Tableau1.B2" office:value-type="string">
            <text:p text:style-name="P7">none</text:p>
          </table:table-cell>
          <table:table-cell table:style-name="Tableau1.D2" office:value-type="string">
            <text:p text:style-name="P2">&lt;byteF2&gt;</text:p>
          </table:table-cell>
        </table:table-row>
        <table:table-row>
          <table:table-cell table:style-name="Tableau1.B2" office:value-type="string">
            <text:p text:style-name="P7">F3</text:p>
          </table:table-cell>
          <table:table-cell table:style-name="Tableau1.B2" office:value-type="string">
            <text:p text:style-name="P2">Read one byte of the microstep position</text:p>
          </table:table-cell>
          <table:table-cell table:style-name="Tableau1.B2" office:value-type="string">
            <text:p text:style-name="P7">none</text:p>
          </table:table-cell>
          <table:table-cell table:style-name="Tableau1.D2" office:value-type="string">
            <text:p text:style-name="P2">&lt;byteF3&gt;</text:p>
          </table:table-cell>
        </table:table-row>
        <table:table-row>
          <table:table-cell table:style-name="Tableau1.B2" office:value-type="string">
            <text:p text:style-name="P7">F4</text:p>
          </table:table-cell>
          <table:table-cell table:style-name="Tableau1.B2" office:value-type="string">
            <text:p text:style-name="P2">Read one byte of the microstep position</text:p>
          </table:table-cell>
          <table:table-cell table:style-name="Tableau1.B2" office:value-type="string">
            <text:p text:style-name="P7">none</text:p>
          </table:table-cell>
          <table:table-cell table:style-name="Tableau1.D2" office:value-type="string">
            <text:p text:style-name="P2">&lt;byteF4&gt;</text:p>
          </table:table-cell>
        </table:table-row>
        <table:table-row>
          <table:table-cell table:style-name="Tableau1.A2" office:value-type="float" office:value="70">
            <text:p text:style-name="P7">70</text:p>
          </table:table-cell>
          <table:table-cell table:style-name="Tableau1.B2" office:value-type="string">
            <text:p text:style-name="P2">Start slew by microsteps</text:p>
          </table:table-cell>
          <table:table-cell table:style-name="Tableau1.B2" office:value-type="string">
            <text:p text:style-name="P7">&lt;5 bytes&gt;</text:p>
          </table:table-cell>
          <table:table-cell table:style-name="Tableau1.D2" office:value-type="string">
            <text:p text:style-name="P2">ACK</text:p>
          </table:table-cell>
        </table:table-row>
        <table:table-row>
          <table:table-cell table:style-name="Tableau1.A4" office:value-type="string">
            <text:p text:style-name="P7">F0</text:p>
          </table:table-cell>
          <table:table-cell table:style-name="Tableau1.A4" office:value-type="string">
            <text:p text:style-name="P2">Stop the corrections</text:p>
          </table:table-cell>
          <table:table-cell table:style-name="Tableau1.A4" office:value-type="string">
            <text:p text:style-name="P7">none</text:p>
          </table:table-cell>
          <table:table-cell table:style-name="Tableau1.D4" office:value-type="string">
            <text:p text:style-name="P2">ACK</text:p>
          </table:table-cell>
        </table:table-row>
        <table:table-row>
          <table:table-cell table:style-name="Tableau1.A10" office:value-type="float" office:value="44">
            <text:p text:style-name="P7">44</text:p>
          </table:table-cell>
          <table:table-cell table:style-name="Tableau1.A4" office:value-type="string">
            <text:p text:style-name="P2">Start slow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46">
            <text:p text:style-name="P7">46</text:p>
          </table:table-cell>
          <table:table-cell table:style-name="Tableau1.A4" office:value-type="string">
            <text:p text:style-name="P2">Start <text:s/>medium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47">
            <text:p text:style-name="P7">47</text:p>
          </table:table-cell>
          <table:table-cell table:style-name="Tableau1.A4" office:value-type="string">
            <text:p text:style-name="P2">Start <text:s/>medium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51">
            <text:p text:style-name="P7">51</text:p>
          </table:table-cell>
          <table:table-cell table:style-name="Tableau1.A4" office:value-type="string">
            <text:p text:style-name="P2">Start <text:s/>slow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57">
            <text:p text:style-name="P7">57</text:p>
          </table:table-cell>
          <table:table-cell table:style-name="Tableau1.A4" office:value-type="string">
            <text:p text:style-name="P2">Start <text:s/>fast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10" office:value-type="float" office:value="58">
            <text:p text:style-name="P7">58</text:p>
          </table:table-cell>
          <table:table-cell table:style-name="Tableau1.A4" office:value-type="string">
            <text:p text:style-name="P2">Start <text:s/>fast correction +</text:p>
          </table:table-cell>
          <table:table-cell table:style-name="Tableau1.A4" office:value-type="string">
            <text:p text:style-name="P7">00 00 00 00 00</text:p>
          </table:table-cell>
          <table:table-cell table:style-name="Tableau1.D4" office:value-type="string">
            <text:p text:style-name="P2">ACK</text:p>
          </table:table-cell>
        </table:table-row>
        <table:table-row>
          <table:table-cell table:style-name="Tableau1.A2" office:value-type="float" office:value="72">
            <text:p text:style-name="P7">72</text:p>
          </table:table-cell>
          <table:table-cell table:style-name="Tableau1.B2" office:value-type="string">
            <text:p text:style-name="P2">Return PEC encoder</text:p>
          </table:table-cell>
          <table:table-cell table:style-name="Tableau1.B2" office:value-type="string">
            <text:p text:style-name="P7">00 00 00 00 00</text:p>
          </table:table-cell>
          <table:table-cell table:style-name="Tableau1.D2" office:value-type="string">
            <text:p text:style-name="P2">ACK+&lt;10 bytes&gt;</text:p>
          </table:table-cell>
        </table:table-row>
        <table:table-row>
          <table:table-cell table:style-name="Tableau1.A2" office:value-type="float" office:value="45">
            <text:p text:style-name="P7">45</text:p>
          </table:table-cell>
          <table:table-cell table:style-name="Tableau1.B2" office:value-type="string">
            <text:p text:style-name="P2">Record PEC</text:p>
          </table:table-cell>
          <table:table-cell table:style-name="Tableau1.B2" office:value-type="string">
            <text:p text:style-name="P7">?</text:p>
          </table:table-cell>
          <table:table-cell table:style-name="Tableau1.D2" office:value-type="string">
            <text:p text:style-name="P2">?</text:p>
          </table:table-cell>
        </table:table-row>
        <table:table-row>
          <table:table-cell table:style-name="Tableau1.A2" office:value-type="float" office:value="65">
            <text:p text:style-name="P7">65</text:p>
          </table:table-cell>
          <table:table-cell table:style-name="Tableau1.B2" office:value-type="string">
            <text:p text:style-name="P2">Clear the 200 element array of the PEC</text:p>
          </table:table-cell>
          <table:table-cell table:style-name="Tableau1.B2" office:value-type="string">
            <text:p text:style-name="P7">?</text:p>
          </table:table-cell>
          <table:table-cell table:style-name="Tableau1.D2" office:value-type="string">
            <text:p text:style-name="P2">?</text:p>
          </table:table-cell>
        </table:table-row>
        <table:table-row>
          <table:table-cell table:style-name="Tableau1.A10" office:value-type="float" office:value="66">
            <text:p text:style-name="P7">66</text:p>
          </table:table-cell>
          <table:table-cell table:style-name="Tableau1.A4" office:value-type="string">
            <text:p text:style-name="P2">Auxiliary switch 1</text:p>
          </table:table-cell>
          <table:table-cell table:style-name="Tableau1.A4" office:value-type="string">
            <text:p text:style-name="P7">?</text:p>
          </table:table-cell>
          <table:table-cell table:style-name="Tableau1.D4" office:value-type="string">
            <text:p text:style-name="P2">?</text:p>
          </table:table-cell>
        </table:table-row>
        <table:table-row>
          <table:table-cell table:style-name="Tableau1.A10" office:value-type="float" office:value="67">
            <text:p text:style-name="P7">67</text:p>
          </table:table-cell>
          <table:table-cell table:style-name="Tableau1.A4" office:value-type="string">
            <text:p text:style-name="P2">Auxiliary switch 2</text:p>
          </table:table-cell>
          <table:table-cell table:style-name="Tableau1.A4" office:value-type="string">
            <text:p text:style-name="P7">?</text:p>
          </table:table-cell>
          <table:table-cell table:style-name="Tableau1.D4" office:value-type="string">
            <text:p text:style-name="P2">?</text:p>
          </table:table-cell>
        </table:table-row>
      </table:table>
      <text:p text:style-name="P1"/>
      <text:h text:style-name="P11" text:outline-level="2"><text:soft-page-break/>5.2. Read the EEPROM</text:h>
      <text:p text:style-name="P1">The command 4B returns &lt;48 bytes&gt;. The interpretation of these bytes is explained in the Section 4.2. (EEPROM).</text:p>
      <text:h text:style-name="P11" text:outline-level="2">5.3. Read coordinates</text:h>
      <text:p text:style-name="P1">To read the encoder current coordinates (expressed in microsteps), use the byte values returned by the commands F1, F2, F3, F4:</text:p>
      <text:p text:style-name="P1"/>
      <text:p text:style-name="P1">microstep = ( ( (byteF4*256) + byteF3)*256 + byteF2)*256 + byteF1</text:p>
      <text:h text:style-name="P11" text:outline-level="2">5.4. Slewing a motor</text:h>
      <text:p text:style-name="P1">A slew is always relative to the current position. It is not the absolute final position but the increment of microsteps from the current position. It is mandatory to stop motors (command 50) bedore slewing. To make a slew, one must transform the increment (expressed in microsteps) to send them into the 5 byte parameters of the command 70. The principle of the transform is:</text:p>
      <text:p text:style-name="P1"/>
      <text:p text:style-name="P1">Let S the sign of the increment (0=positive 1=negative). Let the absolute value of the increment (microstep) expressed in 32 bits:</text:p>
      <text:p text:style-name="P1"/>
      <text:p text:style-name="P6">Wwwwwwww Xxxxxxxx Yyyyyyyy Zzzzzzzz</text:p>
      <text:p text:style-name="P1"/>
      <text:p text:style-name="P1">The transform consists to set the highest bit of each byte to zero and to report this bit into an additional byte as:</text:p>
      <text:p text:style-name="P1"/>
      <text:p text:style-name="P6">0wwwwwww 0xxxxxxx 0yyyyyyy 0zzzzzzz 000SWXYZ</text:p>
      <text:p text:style-name="P6"/>
      <text:p text:style-name="P1">These 5 bytes are to be the &lt;5 bytes&gt; parameters to add to the command 70 (see section 6.2).</text:p>
      <text:h text:style-name="P12" text:outline-level="1">6. Example of commands</text:h>
      <text:h text:style-name="P11" text:outline-level="2">6.1. Initialize the mount</text:h>
      <text:p text:style-name="P1">When one switch off and switch on the MCMT II controller, the microsteps are set to zero whatever the real position of the axis. </text:p>
      <text:p text:style-name="P1"/>
      <text:p text:style-name="P1">There is no way to change the microstep position in the MCMT II controller. The correspondence between the microsteps and the celestial coordinate must be done by software.</text:p>
      <text:p text:style-name="P1"/>
      <text:p text:style-name="P1">When computer connection is done with MCMT II it is recommended to read the EEPROM bytes to configure some useful variables:</text:p>
      <text:p text:style-name="P1"/>
      <text:p text:style-name="P1">E0 4B</text:p>
      <text:p text:style-name="P1">E1 4B</text:p>
      <text:p text:style-name="P1"/>
      <text:p text:style-name="P1">The section 4.2 gives formula to transform bytes into physical values. As there are always 25600 microsteps by worm turn, the NbTeeth parameter gives N the total number of microsteps to accomplish the axis one turn:</text:p>
      <text:p text:style-name="P1"/>
      <text:p text:style-name="P1">N = 25600 * NbTeeth</text:p>
      <text:p text:style-name="P1"><text:soft-page-break/></text:p>
      <text:p text:style-name="P1">For example, if NbTeeth=440, then N=11264000 microsteps to slew by 360°.</text:p>
      <text:p text:style-name="P5"/>
      <text:h text:style-name="P11" text:outline-level="2">6.2. GOTO motion</text:h>
      <text:p text:style-name="P1"/>
      <text:p text:style-name="P1">Before slewing we must set if the motion will be diurnal or stopped after pointing. </text:p>
      <text:p text:style-name="P1"/>
      <text:p text:style-name="P1">To have a stopped position after slewing:</text:p>
      <text:p text:style-name="P1"/>
      <text:p text:style-name="P1">E0 F0</text:p>
      <text:p text:style-name="P1">E0 50</text:p>
      <text:p text:style-name="P1">E1 F0</text:p>
      <text:p text:style-name="P1">E1 52</text:p>
      <text:p text:style-name="P1"/>
      <text:p text:style-name="P1">To have a diurnal drift after slewing:</text:p>
      <text:p text:style-name="P1"/>
      <text:p text:style-name="P1">E0 4E</text:p>
      <text:p text:style-name="P1">E0 53</text:p>
      <text:p text:style-name="P1">E1 53</text:p>
      <text:p text:style-name="P1"/>
      <text:p text:style-name="P1">From initialization we know NbTeeth that provides N the total number of microsteps to accomplish 360°: N = 25600 * NbTeeth. For example NbTeeth=440 then N=11264000 microsteps to slew by 360°. </text:p>
      <text:p text:style-name="P1"/>
      <text:p text:style-name="P1">For example, the initialization was done using Pos0=2304321 microsteps for an hour angle H0=1h00min00s (=15°).</text:p>
      <text:p text:style-name="P5"/>
      <text:p text:style-name="P1">We want to slew the mount to the position hour angle = 2h00m00s and declination = +48°30'00" (apparent coordinates). First, convert the celestial coordinates to the corresponding decimal degrees:</text:p>
      <text:p text:style-name="P1"/>
      <text:p text:style-name="P1">2h00m00s = 30° </text:p>
      <text:p text:style-name="P1">+48°30'00" = 48.5° </text:p>
      <text:p text:style-name="P1"/>
      <text:p text:style-name="P1">Ask for H the current hour angle:</text:p>
      <text:p text:style-name="P1"/>
      <text:p text:style-name="P1">E0 F1</text:p>
      <text:p text:style-name="P1">E0 F2</text:p>
      <text:p text:style-name="P1">E0 F3</text:p>
      <text:p text:style-name="P1">E0 F4 </text:p>
      <text:p text:style-name="P1">Then compute the microsteps Pos using the formula of the section 5.3. For example, Pos=10238 microsteps. It means that the current hour angle is:</text:p>
      <text:p text:style-name="P1"/>
      <text:p text:style-name="P1">H = H0 + (Pos-Pos0)/N*360</text:p>
      <text:p text:style-name="P1">H = 15 + (10238- 2304321)/ 11264000*360 = -58.3194 degrees</text:p>
      <text:p text:style-name="P1"/>
      <text:p text:style-name="P1">Compute the difference of hour angles:</text:p>
      <text:p text:style-name="P1">dif = 30°- (-58.3194°) = 88.3194° = 88.3194/360*11264000 = +2763416 microsteps</text:p>
      <text:p text:style-name="P1"/>
      <text:p text:style-name="P1">2763416 decimal = 00000000 00101010 00101010 10011000 binary</text:p>
      <text:p text:style-name="P1"><text:soft-page-break/></text:p>
      <text:p text:style-name="P1">Using the algorithm defined in the section 5.4. we build the &lt;5 bytes&gt;:</text:p>
      <text:p text:style-name="P1"/>
      <text:p text:style-name="P1">&lt;5 bytes&gt; = <text:s/>00000000 00101010 00101010 00011000 00000001 = 00 2A 2A 18 01</text:p>
      <text:p text:style-name="P1"/>
      <text:p text:style-name="P1">The command will be E0 70 00 2A 2A 18 01 (hexadecimal) = 224 + 112 + 0 + 42 + 42 + 24 + 1 (decimal). Let s = <text:s/>224 + 112 + 0 + 42 + 42 + 24 + 1 = 445. The checksum of the command will be 445 modulo 128 hence CHKS = 61 (decimal) = 3D hexadecimal</text:p>
      <text:p text:style-name="P1"/>
      <text:p text:style-name="P1">Then, the complete command to start slewing is:</text:p>
      <text:p text:style-name="P1">E0 70 00 2A 2A 18 01 3D</text:p>
      <text:p text:style-name="P1"/>
      <text:p text:style-name="P1">The end of slewing is checked by the result of the command "E0 FF". It returns 00 when the motor is slewing and 01 when the slewing is finished.</text:p>
      <text:h text:style-name="P11" text:outline-level="2">6.3. Diurnal motion drift</text:h>
      <text:p text:style-name="P1"/>
      <text:p text:style-name="P1">From initialization we know NbTeeth that provides N the total number of microsteps to accomplish 360°: N = 25600 * NbTeeth. For example NbTeeth=440 then N=11264000 microsteps to slew by 360°. <text:s/>A sideral day is N=11264000 microsteps in 86164 seconds, hence <text:s/>11264000/86164 = 130.73 microsteps/sec.</text:p>
      <text:p text:style-name="P1"/>
      <text:p text:style-name="P1">The diurnal drift speed is set by the parameter VM_Guidage stored in the EEPROM of the motor (see section 4.2). For example :</text:p>
      <text:p text:style-name="P1"/>
      <text:p text:style-name="P1">byte1 = AE (hexadecimal) = 174 (decimal)</text:p>
      <text:p text:style-name="P1">byte2 = 12 (hexadecimal) = 18 (decimal)</text:p>
      <text:p text:style-name="P1">byte3 = 00 (hexadecimal) = 0 (decimal)</text:p>
      <text:p text:style-name="P1">VM_Guidage = 625000. / ( 0. / 10 + 18. * 256 + 174 ) = 130.70 <text:s/>microsteps/sec</text:p>
      <text:p text:style-name="P1">We retrieve the about the good value.</text:p>
      <text:p text:style-name="P1"/>
      <text:p text:style-name="P1">To activate the sidereal motion:</text:p>
      <text:p text:style-name="P1"/>
      <text:p text:style-name="P1">E0 4E</text:p>
      <text:p text:style-name="P1">E0 53</text:p>
      <text:p text:style-name="P1">E1 53</text:p>
      <text:p text:style-name="P1"/>
      <text:p text:style-name="P1">The command 4E start the motor if it was stopped. The commands 53 start the drift motion according to the VM_Guidage value.</text:p>
      <text:h text:style-name="P11" text:outline-level="2">6.4. Motion corrections</text:h>
      <text:p text:style-name="P1">There only three types of corrections: Slow, Medium, Fast. The speed of these corrections are defined using the values stores in the EEPROM. The following table links the EEPROM parameter for each command:</text:p>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4">Command</text:p>
          </table:table-cell>
          <table:table-cell table:style-name="Tableau2.A1" office:value-type="string">
            <text:p text:style-name="P4">Action</text:p>
          </table:table-cell>
          <table:table-cell table:style-name="Tableau2.C1" office:value-type="string">
            <text:p text:style-name="P4">EEPROM parameter</text:p>
          </table:table-cell>
        </table:table-row>
        <table:table-row>
          <table:table-cell table:style-name="Tableau2.A2" office:value-type="float" office:value="44">
            <text:p text:style-name="P4">44</text:p>
          </table:table-cell>
          <table:table-cell table:style-name="Tableau2.B2" office:value-type="string">
            <text:p text:style-name="P4">Start slow correction +</text:p>
          </table:table-cell>
          <table:table-cell table:style-name="Tableau2.C2" office:value-type="string">
            <text:p text:style-name="P4">VM_Corec_Plus </text:p>
          </table:table-cell>
        </table:table-row>
        <table:table-row>
          <table:table-cell table:style-name="Tableau2.A2" office:value-type="float" office:value="46">
            <text:p text:style-name="P4">46</text:p>
          </table:table-cell>
          <table:table-cell table:style-name="Tableau2.B2" office:value-type="string">
            <text:p text:style-name="P4">Start <text:s/>medium correction -</text:p>
          </table:table-cell>
          <table:table-cell table:style-name="Tableau2.C2" office:value-type="string">
            <text:p text:style-name="P4">VM_Lent </text:p>
          </table:table-cell>
        </table:table-row>
        <text:soft-page-break/>
        <table:table-row>
          <table:table-cell table:style-name="Tableau2.A2" office:value-type="float" office:value="47">
            <text:p text:style-name="P4">47</text:p>
          </table:table-cell>
          <table:table-cell table:style-name="Tableau2.B2" office:value-type="string">
            <text:p text:style-name="P4">Start <text:s/>medium correction +</text:p>
          </table:table-cell>
          <table:table-cell table:style-name="Tableau2.C2" office:value-type="string">
            <text:p text:style-name="P4">VM_Lent </text:p>
          </table:table-cell>
        </table:table-row>
        <table:table-row>
          <table:table-cell table:style-name="Tableau2.A2" office:value-type="float" office:value="51">
            <text:p text:style-name="P4">51</text:p>
          </table:table-cell>
          <table:table-cell table:style-name="Tableau2.B2" office:value-type="string">
            <text:p text:style-name="P4">Start <text:s/>slow correction -</text:p>
          </table:table-cell>
          <table:table-cell table:style-name="Tableau2.C2" office:value-type="string">
            <text:p text:style-name="P4">VM_Corec_Moins </text:p>
          </table:table-cell>
        </table:table-row>
        <table:table-row>
          <table:table-cell table:style-name="Tableau2.A2" office:value-type="float" office:value="57">
            <text:p text:style-name="P4">57</text:p>
          </table:table-cell>
          <table:table-cell table:style-name="Tableau2.B2" office:value-type="string">
            <text:p text:style-name="P4">Start <text:s/>fast correction -</text:p>
          </table:table-cell>
          <table:table-cell table:style-name="Tableau2.C2" office:value-type="string">
            <text:p text:style-name="P4">VM_Rapide </text:p>
          </table:table-cell>
        </table:table-row>
        <table:table-row>
          <table:table-cell table:style-name="Tableau2.A2" office:value-type="float" office:value="58">
            <text:p text:style-name="P4">58</text:p>
          </table:table-cell>
          <table:table-cell table:style-name="Tableau2.B2" office:value-type="string">
            <text:p text:style-name="P4">Start <text:s/>fast correction +</text:p>
          </table:table-cell>
          <table:table-cell table:style-name="Tableau2.C2" office:value-type="string">
            <text:p text:style-name="P4">VM_Rapide </text:p>
          </table:table-cell>
        </table:table-row>
      </table:table>
      <text:p text:style-name="P1"/>
      <text:p text:style-name="P1">To start a slow correction toward the Northern direction : E1 44</text:p>
      <text:p text:style-name="P1">To stop the correction : E1 F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23H46M52S</meta:editing-duration>
    <meta:editing-cycles>191</meta:editing-cycles>
    <meta:generator>OpenOffice.org/3.3$Win32 OpenOffice.org_project/330m20$Build-9567</meta:generator>
    <dc:date>2012-08-05T14:20:10.17</dc:date>
    <meta:document-statistic meta:table-count="3" meta:image-count="0" meta:object-count="0" meta:page-count="7" meta:paragraph-count="322" meta:word-count="1898" meta:character-count="10778"/>
    <meta:user-defined meta:name="Info 1"/>
    <meta:user-defined meta:name="Info 2"/>
    <meta:user-defined meta:name="Info 3"/>
    <meta:user-defined meta:name="Info 4"/>
  </office:meta>
</office:document-meta>
</file>